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Могу ли я любить?<text:line-break/><text:line-break/>Было время, когда я обучался юнгианскогу анализу, и тогда запомнил три ключевые стадии процесса терапии, которые помогают структурировать внутренний путь пациента и понять динамику его изменений. Эти стадии тесно связаны с переносом — бессознательными чувствами и реакциями пациента, которые он переносит на терапевта. Пройдя эти этапы, человек словно задаёт себе и терапевту три важных вопроса: Могут ли меня любить? Могу ли я злиться? Могу ли я любить?<text:line-break/><text:line-break/>Стадия первая: «Могут ли меня любить?» — проверка переноса<text:line-break/>На этом этапе пациент приходит в терапию с глубокой внутренней неуверенностью и ранимостью. Он испытывает сомнения в собственной ценности и боится отвержения. В переносе это проявляется в том, как пациент воспринимает терапевта: терапевт либо идеализируется, как безусловно хороший и заботливый, либо оказывается объектом скрытого страха покинутости. Пациент бессознательно проверяет, способен ли терапевт его принять и полюбить несмотря на все «недостатки».<text:line-break/>Для терапевта важно проявлять терпение и мягкость, поскольку часто переносная динамика складывается из страха быть отвергнутым.<text:line-break/><text:line-break/>Стадия вторая: «Могу ли я злиться?» — проработка конфликтных эмоций через перенос<text:line-break/>Когда установлены доверие и безопасность, приходит время исследовать более сложные чувства — гнев, раздражение, сопротивление. Пациент учится осознавать свои агрессивные импульсы, которые раньше подавлял или отрицал, опасаясь потерять любовь и признание.<text:line-break/>В переносе это часто выражается критикой терапевта, попытками проверки его границ, а иногда и агрессивными проявлениями. Такая реакция важна: она показывает, что пациент начинает открываться и выражать свои настоящие чувства, пусть и болезненные. Работа терапевта — не бояться этой агрессии, а выдерживать её, помогая пациенту понять источник гнева и прожить его конструктивно.<text:line-break/>Этот этап позволяет пациенту преодолеть страх быть отвергнутым за свою злость и сформировать здоровые отношения с собственными негативными эмоциями.<text:line-break/><text:line-break/>Стадия третья: «Могу ли я любить?» — интеграция нового опыта через перенос<text:line-break/>На финальной стадии терапевтической работы пациент задает себе глубокий и очень важный вопрос: способен ли он дать то, что получил — любовь, принятие и понимание — другим? Это вопрос зрелости личности и способности к здоровой эмоциональной связи.<text:line-break/>В переносе это проявляется в способности пациента видеть терапевта не только через призму своих детских представлений, но и как отдельную личность, с уважением и теплом. Пациент начинает строить более цельные отношения, а терапия перестает быть только полем борьбы и превращается в пространство развития.<text:line-break/>На этом этапе формируется способность не только принимать любовь, но и отдавать её, что становится ключом к внутренней целостности и гармонии.<text:line-break/>________________________________________<text:line-break/>К сожалению, не все пациенты достигают стадии вопроса «Могу ли я любить?». И это по-настоящему печально. Именно здесь зачастую заканчивается путь многих — из-за страха, сопротивления или недостатка внутреннего ресурса изменить устоявшиеся внутренние паттерны. Но даже движение к первому или второму вопросу уже важно — оно означает начало трансформации.<text:line-break/><text:line-break/>Запись на терапию VK, Telegram,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4:15.325718115</dc:date>
    <meta:editing-duration>PT3M55S</meta:editing-duration>
    <meta:editing-cycles>5</meta:editing-cycles>
    <meta:generator>LibreOffice/24.2.7.2$Linux_X86_64 LibreOffice_project/420$Build-2</meta:generator>
    <meta:document-statistic meta:table-count="0" meta:image-count="0" meta:object-count="0" meta:page-count="1" meta:paragraph-count="1" meta:word-count="432" meta:character-count="3226" meta:non-whitespace-character-count="2780"/>
  </office:meta>
</office:document-meta>
</file>